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lfa</text:p>
          </table:table-cell>
        </table:table-row>
        <table:table-row table:style-name="ro1">
          <table:table-cell office:value-type="float" office:value="0.09878" calcext:value-type="float">
            <text:p>0.09878</text:p>
          </table:table-cell>
          <table:table-cell office:value-type="float" office:value="0.77158" calcext:value-type="float">
            <text:p>0.77158</text:p>
          </table:table-cell>
          <table:table-cell office:value-type="float" office:value="16.44" calcext:value-type="float">
            <text:p>16.44</text:p>
          </table:table-cell>
        </table:table-row>
        <table:table-row table:style-name="ro1">
          <table:table-cell office:value-type="float" office:value="0.07921" calcext:value-type="float">
            <text:p>0.07921</text:p>
          </table:table-cell>
          <table:table-cell office:value-type="float" office:value="0.84013" calcext:value-type="float">
            <text:p>0.84013</text:p>
          </table:table-cell>
          <table:table-cell office:value-type="float" office:value="15.94" calcext:value-type="float">
            <text:p>15.94</text:p>
          </table:table-cell>
        </table:table-row>
        <table:table-row table:style-name="ro1">
          <table:table-cell office:value-type="float" office:value="0.06964" calcext:value-type="float">
            <text:p>0.06964</text:p>
          </table:table-cell>
          <table:table-cell office:value-type="float" office:value="0.82928" calcext:value-type="float">
            <text:p>0.82928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float" office:value="0.06803" calcext:value-type="float">
            <text:p>0.06803</text:p>
          </table:table-cell>
          <table:table-cell office:value-type="float" office:value="0.81839" calcext:value-type="float">
            <text:p>0.81839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0.06393" calcext:value-type="float">
            <text:p>0.06393</text:p>
          </table:table-cell>
          <table:table-cell office:value-type="float" office:value="0.79693" calcext:value-type="float">
            <text:p>0.79693</text:p>
          </table:table-cell>
          <table:table-cell office:value-type="float" office:value="14.44" calcext:value-type="float">
            <text:p>14.44</text:p>
          </table:table-cell>
        </table:table-row>
        <table:table-row table:style-name="ro1">
          <table:table-cell office:value-type="float" office:value="0.06179" calcext:value-type="float">
            <text:p>0.06179</text:p>
          </table:table-cell>
          <table:table-cell office:value-type="float" office:value="0.77757" calcext:value-type="float">
            <text:p>0.77757</text:p>
          </table:table-cell>
          <table:table-cell office:value-type="float" office:value="13.94" calcext:value-type="float">
            <text:p>13.94</text:p>
          </table:table-cell>
        </table:table-row>
        <table:table-row table:style-name="ro1">
          <table:table-cell office:value-type="float" office:value="0.05885" calcext:value-type="float">
            <text:p>0.05885</text:p>
          </table:table-cell>
          <table:table-cell office:value-type="float" office:value="0.75472" calcext:value-type="float">
            <text:p>0.75472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0.05675" calcext:value-type="float">
            <text:p>0.05675</text:p>
          </table:table-cell>
          <table:table-cell office:value-type="float" office:value="0.73103" calcext:value-type="float">
            <text:p>0.73103</text:p>
          </table:table-cell>
          <table:table-cell office:value-type="float" office:value="12.94" calcext:value-type="float">
            <text:p>12.94</text:p>
          </table:table-cell>
        </table:table-row>
        <table:table-row table:style-name="ro1">
          <table:table-cell office:value-type="float" office:value="0.05335" calcext:value-type="float">
            <text:p>0.05335</text:p>
          </table:table-cell>
          <table:table-cell office:value-type="float" office:value="0.71175" calcext:value-type="float">
            <text:p>0.71175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1">
          <table:table-cell office:value-type="float" office:value="0.05067" calcext:value-type="float">
            <text:p>0.05067</text:p>
          </table:table-cell>
          <table:table-cell office:value-type="float" office:value="0.68625" calcext:value-type="float">
            <text:p>0.68625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0.0478" calcext:value-type="float">
            <text:p>0.0478</text:p>
          </table:table-cell>
          <table:table-cell office:value-type="float" office:value="0.66207" calcext:value-type="float">
            <text:p>0.66207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0.04577" calcext:value-type="float">
            <text:p>0.04577</text:p>
          </table:table-cell>
          <table:table-cell office:value-type="float" office:value="0.6414" calcext:value-type="float">
            <text:p>0.6414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0.03981" calcext:value-type="float">
            <text:p>0.03981</text:p>
          </table:table-cell>
          <table:table-cell office:value-type="float" office:value="0.58944" calcext:value-type="float">
            <text:p>0.58944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0.03779" calcext:value-type="float">
            <text:p>0.03779</text:p>
          </table:table-cell>
          <table:table-cell office:value-type="float" office:value="0.56563" calcext:value-type="float">
            <text:p>0.56563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0.03623" calcext:value-type="float">
            <text:p>0.03623</text:p>
          </table:table-cell>
          <table:table-cell office:value-type="float" office:value="0.54075" calcext:value-type="float">
            <text:p>0.54075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0.03387" calcext:value-type="float">
            <text:p>0.03387</text:p>
          </table:table-cell>
          <table:table-cell office:value-type="float" office:value="0.51493" calcext:value-type="float">
            <text:p>0.51493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0.03226" calcext:value-type="float">
            <text:p>0.03226</text:p>
          </table:table-cell>
          <table:table-cell office:value-type="float" office:value="0.48846" calcext:value-type="float">
            <text:p>0.48846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.0313" calcext:value-type="float">
            <text:p>0.0313</text:p>
          </table:table-cell>
          <table:table-cell office:value-type="float" office:value="0.46769" calcext:value-type="float">
            <text:p>0.46769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0.02993" calcext:value-type="float">
            <text:p>0.02993</text:p>
          </table:table-cell>
          <table:table-cell office:value-type="float" office:value="0.43654" calcext:value-type="float">
            <text:p>0.43654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0.02756" calcext:value-type="float">
            <text:p>0.02756</text:p>
          </table:table-cell>
          <table:table-cell office:value-type="float" office:value="0.40754" calcext:value-type="float">
            <text:p>0.40754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0.02571" calcext:value-type="float">
            <text:p>0.02571</text:p>
          </table:table-cell>
          <table:table-cell office:value-type="float" office:value="0.38356" calcext:value-type="float">
            <text:p>0.38356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35575" calcext:value-type="float">
            <text:p>0.35575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0.02304" calcext:value-type="float">
            <text:p>0.02304</text:p>
          </table:table-cell>
          <table:table-cell office:value-type="float" office:value="0.32555" calcext:value-type="float">
            <text:p>0.32555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0.02186" calcext:value-type="float">
            <text:p>0.02186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0.02113" calcext:value-type="float">
            <text:p>0.02113</text:p>
          </table:table-cell>
          <table:table-cell office:value-type="float" office:value="0.27226" calcext:value-type="float">
            <text:p>0.2722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0.01967" calcext:value-type="float">
            <text:p>0.01967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0.01947" calcext:value-type="float">
            <text:p>0.01947</text:p>
          </table:table-cell>
          <table:table-cell office:value-type="float" office:value="0.21643" calcext:value-type="float">
            <text:p>0.2164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18759" calcext:value-type="float">
            <text:p>0.1875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0.0193" calcext:value-type="float">
            <text:p>0.0193</text:p>
          </table:table-cell>
          <table:table-cell office:value-type="float" office:value="0.15764" calcext:value-type="float">
            <text:p>0.1576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0.01892" calcext:value-type="float">
            <text:p>0.01892</text:p>
          </table:table-cell>
          <table:table-cell office:value-type="float" office:value="0.12986" calcext:value-type="float">
            <text:p>0.1298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0.01807" calcext:value-type="float">
            <text:p>0.01807</text:p>
          </table:table-cell>
          <table:table-cell office:value-type="float" office:value="0.09745" calcext:value-type="float">
            <text:p>0.0974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0.01894" calcext:value-type="float">
            <text:p>0.01894</text:p>
          </table:table-cell>
          <table:table-cell office:value-type="float" office:value="0.06958" calcext:value-type="float">
            <text:p>0.0695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01805" calcext:value-type="float">
            <text:p>0.01805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0.01875" calcext:value-type="float">
            <text:p>0.01875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-0.01806" calcext:value-type="float">
            <text:p>-0.01806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0.02106" calcext:value-type="float">
            <text:p>0.02106</text:p>
          </table:table-cell>
          <table:table-cell office:value-type="float" office:value="-0.07679" calcext:value-type="float">
            <text:p>-0.07679</text:p>
          </table:table-cell>
          <table:table-cell office:value-type="float" office:value="-1.56" calcext:value-type="float">
            <text:p>-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9:32:53.722229436</meta:creation-date>
    <dc:date>2025-10-27T19:34:55.482765662</dc:date>
    <meta:editing-duration>PT2M2S</meta:editing-duration>
    <meta:editing-cycles>1</meta:editing-cycles>
    <meta:document-statistic meta:table-count="1" meta:cell-count="114" meta:object-count="0"/>
    <meta:generator>LibreOffice/24.2.7.2$Linux_X86_64 LibreOffice_project/420$Build-2</meta:generator>
  </office:meta>
</office:document-meta>
</file>